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ECF3C8A179A33084.png" manifest:media-type="image/png"/>
  <manifest:file-entry manifest:full-path="Pictures/10000001000001D9000001D202E75B6DA72ED433.png" manifest:media-type="image/png"/>
  <manifest:file-entry manifest:full-path="Pictures/1000000100000127000000254734FFB14D175F6B.png" manifest:media-type="image/png"/>
  <manifest:file-entry manifest:full-path="Pictures/1000000100000122000000BACB99D5E800103F32.png" manifest:media-type="image/png"/>
  <manifest:file-entry manifest:full-path="Pictures/10000001000001B8000000804E5B773598DFBCA4.png" manifest:media-type="image/png"/>
  <manifest:file-entry manifest:full-path="Pictures/10000001000002F90000007CF83E90C4E44F00B4.png" manifest:media-type="image/png"/>
  <manifest:file-entry manifest:full-path="Pictures/10000001000002BC000000B158155CFA73CAB6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6a27" officeooo:paragraph-rsid="00156a27"/>
    </style:style>
    <style:style style:name="P2" style:family="paragraph" style:parent-style-name="Standard">
      <style:text-properties style:font-name="Arial1" officeooo:rsid="00156a27" officeooo:paragraph-rsid="00156a27"/>
    </style:style>
    <style:style style:name="P3" style:family="paragraph" style:parent-style-name="Standard">
      <style:paragraph-properties fo:text-align="end" style:justify-single-word="false"/>
      <style:text-properties style:font-name="Arial1" fo:font-size="10pt" officeooo:rsid="00156a27" officeooo:paragraph-rsid="00156a27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officeooo:rsid="00156a27" officeooo:paragraph-rsid="00156a2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4pt" officeooo:rsid="00156a27" officeooo:paragraph-rsid="00156a2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officeooo:rsid="00156a27" officeooo:paragraph-rsid="00156a2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officeooo:rsid="0015a3ac" officeooo:paragraph-rsid="0015a3ac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Arial1" fo:font-size="12pt" officeooo:rsid="0015a3ac" officeooo:paragraph-rsid="0015a3ac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5a3ac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5a3ac" officeooo:paragraph-rsid="0015a3a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a3ac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style:font-name="Arial1" fo:font-size="12pt" officeooo:rsid="0015a3ac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b site simples</text:p>
      <text:p text:style-name="P1"/>
      <text:p text:style-name="P3"><draw:frame draw:style-name="fr3" draw:name="Figura1" text:anchor-type="char" svg:width="17cm" svg:height="9.562cm" draw:z-index="0"><draw:image xlink:href="Pictures/100000010000078000000438ECF3C8A179A33084.png" xlink:type="simple" xlink:show="embed" xlink:actuate="onLoad" draw:mime-type="image/png"/></draw:frame>Retratação de como seria um site iniciante – Autoria própria</text:p>
      <text:p text:style-name="P3"/>
      <text:p text:style-name="P5"><text:span text:style-name="T1">Explicação de código:</text:span> </text:p>
      <text:p text:style-name="P4"><draw:frame draw:style-name="fr2" draw:name="Figura2" text:anchor-type="char" svg:x="0.078cm" svg:y="0.293cm" svg:width="5.203cm" svg:height="0.653cm" draw:z-index="1"><draw:image xlink:href="Pictures/1000000100000127000000254734FFB14D175F6B.png" xlink:type="simple" xlink:show="embed" xlink:actuate="onLoad" draw:mime-type="image/png"/></draw:frame></text:p>
      <text:p text:style-name="P4"><draw:frame draw:style-name="fr1" draw:name="Figura3" text:anchor-type="char" svg:x="0.078cm" svg:y="0.457cm" svg:width="5.188cm" svg:height="3.281cm" draw:z-index="2"><draw:image xlink:href="Pictures/1000000100000122000000BACB99D5E800103F32.png" xlink:type="simple" xlink:show="embed" xlink:actuate="onLoad" draw:mime-type="image/png"/></draw:frame><text:s/>HTML: Contêiner de espaçamento entre bordas da página.</text:p>
      <text:p text:style-name="P4"/>
      <text:p text:style-name="P4">CSS: Altura em 80% e acréscimo de 20 pixeis de espaçamento geral, conteúdo centralizado.</text:p>
      <text:p text:style-name="P4"/>
      <text:p text:style-name="P4"/>
      <text:p text:style-name="P4"/>
      <text:p text:style-name="P4"/>
      <text:p text:style-name="P4"><draw:frame draw:style-name="fr1" draw:name="Figura4" text:anchor-type="char" svg:x="0.122cm" svg:y="0.152cm" svg:width="7.761cm" svg:height="2.258cm" draw:z-index="3"><draw:image xlink:href="Pictures/10000001000001B8000000804E5B773598DFBCA4.png" xlink:type="simple" xlink:show="embed" xlink:actuate="onLoad" draw:mime-type="image/png"/></draw:frame></text:p>
      <text:p text:style-name="P4">CSS: Plano de fundo através de arquivo de imagem em modo cobrir para fixar em tela cheia</text:p>
      <text:p text:style-name="P4"/>
      <text:p text:style-name="P4"/>
      <text:p text:style-name="P4"><draw:frame draw:style-name="fr1" draw:name="Figura5" text:anchor-type="char" svg:x="0.166cm" svg:y="0.688cm" svg:width="13.423cm" svg:height="2.187cm" draw:z-index="4"><draw:image xlink:href="Pictures/10000001000002F90000007CF83E90C4E44F00B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HTML: Classe criada com finalidade de modificar parâmetros e criar blocos de escrita, <text:span text:style-name="T2">com texto genérico de nome personalizado a ser mostrado na parte de CSS. </text:span></text:p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CSS: Caixa para escrita arredondada (desenho e desenho1)</text:p>
      <text:p text:style-name="P4"><draw:frame draw:style-name="fr1" draw:name="Figura6" text:anchor-type="char" svg:x="-0.116cm" svg:y="0.092cm" svg:width="7.763cm" svg:height="8.22cm" draw:z-index="5"><draw:image xlink:href="Pictures/10000001000001D9000001D202E75B6DA72ED433.png" xlink:type="simple" xlink:show="embed" xlink:actuate="onLoad" draw:mime-type="image/png"/></draw:frame></text:p>
      <text:list xml:id="list1695511317" text:style-name="L1">
        <text:list-item>
          <text:p text:style-name="P9"><text:span text:style-name="T4">Fonte modificada para o texto com cor de fonte preta.</text:span></text:p>
        </text:list-item>
        <text:list-item>
          <text:p text:style-name="P9"><text:span text:style-name="T4">Tamanho de borda com espessura de 1 pixel, possuindo arredondamento de 20 pixeis.</text:span></text:p>
        </text:list-item>
        <text:list-item>
          <text:p text:style-name="P9"><text:span text:style-name="T4">A cor interna de fundo ficou na coloração clara.</text:span></text:p>
        </text:list-item>
        <text:list-item>
          <text:p text:style-name="P9"><text:span text:style-name="T4">Borda esquerda e direita com tamanho de 1 pixel de espessura.</text:span></text:p>
        </text:list-item>
        <text:list-item>
          <text:p text:style-name="P9"><text:span text:style-name="T4">Texto Centralizado.</text:span></text:p>
        </text:list-item>
        <text:list-item>
          <text:p text:style-name="P10"><text:span text:style-name="T3">Bordas delimitadoras para conteudo e texto em tamanho de 350 pixeis atribuídos a esquerda e direita, 1% para tamanho de topo e abaixo.</text:span></text:p>
        </text:list-item>
        <text:list-item>
          <text:p text:style-name="P10"><text:span text:style-name="T3">Tipo de tamanho de caixa.</text:span></text:p>
        </text:list-item>
      </text:list>
      <text:p text:style-name="P7"/>
      <text:p text:style-name="P7"><draw:frame draw:style-name="fr1" draw:name="Figura7" text:anchor-type="char" svg:x="-0.213cm" svg:y="0.111cm" svg:width="12.347cm" svg:height="3.122cm" draw:z-index="6"><draw:image xlink:href="Pictures/10000001000002BC000000B158155CFA73CAB60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Script simples de alerta de texto para navegador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Robson Pereira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23:40:11.787000000</meta:creation-date>
    <dc:date>2023-02-17T15:30:35.531000000</dc:date>
    <meta:editing-duration>PT42M31S</meta:editing-duration>
    <meta:editing-cycles>2</meta:editing-cycles>
    <meta:generator>LibreOffice/7.4.4.2$Windows_X86_64 LibreOffice_project/85569322deea74ec9134968a29af2df5663baa21</meta:generator>
    <meta:document-statistic meta:table-count="0" meta:image-count="7" meta:object-count="0" meta:page-count="2" meta:paragraph-count="17" meta:word-count="178" meta:character-count="1035" meta:non-whitespace-character-count="877"/>
  </office:meta>
</office:document-meta>
</file>